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d430"/>
    </style:style>
    <style:style style:name="T1" style:family="text">
      <style:text-properties officeooo:rsid="001bd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 Importamos la clase Component del paquete angular/core</text:span></text:p>
      <text:p text:style-name="P1"><text:span text:style-name="T1">import { Component } from '@angular/core';</text:span></text:p>
      <text:p text:style-name="P1"><text:span text:style-name="T1"/></text:p>
      <text:p text:style-name="P1"><text:span text:style-name="T1">import { Jugador } from './jugador';</text:span></text:p>
      <text:p text:style-name="P1"><text:span text:style-name="T1"/></text:p>
      <text:p text:style-name="P1"><text:span text:style-name="T1">const JUGADORES: Jugador[] = [</text:span></text:p>
      <text:p text:style-name="P1"><text:span text:style-name="T1"/></text:p>
      <text:p text:style-name="P1"><text:span text:style-name="T1"><text:tab/>{id:1, name:"Avelina", presentacion:"Soy esquizo.",puntos:1000},</text:span></text:p>
      <text:p text:style-name="P1"><text:span text:style-name="T1"><text:tab/>{id:2, name:"Severo", presentacion:"Limitado como un Borbón",puntos:1000},</text:span></text:p>
      <text:p text:style-name="P1"><text:span text:style-name="T1"><text:tab/>{id:3, name:"Placidia", presentacion:"Me pica...",puntos:1000},</text:span></text:p>
      <text:p text:style-name="P1"><text:span text:style-name="T1"><text:tab/>{id:4, name:"Arnulfo", presentacion:"Me maté en esa curva",puntos:1000},</text:span></text:p>
      <text:p text:style-name="P1"><text:span text:style-name="T1"><text:tab/>{id:5, name:"Braulia", presentacion:"Hola, hamijos",puntos:1000},</text:span></text:p>
      <text:p text:style-name="P1"><text:span text:style-name="T1"><text:tab/>{id:6, name:"Domicio", presentacion:"Tengo tres hipotecas",puntos:1000},</text:span></text:p>
      <text:p text:style-name="P1"><text:span text:style-name="T1"><text:tab/>{id:7, name:"Drusila", presentacion:"Me gusta el orfidal",puntos:1000},</text:span></text:p>
      <text:p text:style-name="P1"><text:span text:style-name="T1"><text:tab/>{id:8, name:"Adalberto", presentacion:"Yo antes molaba",puntos:1000},</text:span></text:p>
      <text:p text:style-name="P1"><text:span text:style-name="T1"><text:tab/>{id:9, name:"Gertrudis", presentacion:"Programo en Angular",puntos:1000},</text:span></text:p>
      <text:p text:style-name="P1"><text:span text:style-name="T1"><text:tab/>{id:10, name:"Filodoro", presentacion:"Pecador de la pradera",puntos:1000},</text:span></text:p>
      <text:p text:style-name="P1"><text:span text:style-name="T1">];</text:span></text:p>
      <text:p text:style-name="P1"><text:span text:style-name="T1"/></text:p>
      <text:p text:style-name="P1"><text:span text:style-name="T1">// El siguiente código es para configurar la clase que hemos </text:span></text:p>
      <text:p text:style-name="P1"><text:span text:style-name="T1">// importado</text:span></text:p>
      <text:p text:style-name="P1"><text:span text:style-name="T1">@Component({</text:span></text:p>
      <text:p text:style-name="P1"><text:span text:style-name="T1"><text:s text:c="2"/>selector: 'my-app',</text:span></text:p>
      <text:p text:style-name="P1"><text:span text:style-name="T1"><text:s text:c="2"/>template: `</text:span></text:p>
      <text:p text:style-name="P1"><text:span text:style-name="T1"><text:tab/>&lt;h1&gt;{{title}}&lt;/h1&gt;</text:span></text:p>
      <text:p text:style-name="P1"><text:span text:style-name="T1"><text:tab/>&lt;hr&gt;</text:span></text:p>
      <text:p text:style-name="P1"><text:span text:style-name="T1"><text:tab/>&lt;ul class="jugadores"&gt;</text:span></text:p>
      <text:p text:style-name="P1"><text:span text:style-name="T1"><text:tab/><text:tab/>&lt;li *ngFor="let player of jugadores" (click)="onSelect(player)" &gt;</text:span></text:p>
      <text:p text:style-name="P1"><text:span text:style-name="T1"><text:tab/><text:tab/><text:tab/>&lt;span class="badge"&gt;{{player.id}}&lt;/span&gt; {{player.name}}&lt;u&gt; <text:s text:c="3"/>&lt;/u&gt; {{player.presentacion}} {{player.puntos}}</text:span></text:p>
      <text:p text:style-name="P1"><text:span text:style-name="T1"><text:tab/><text:tab/>&lt;/li&gt;</text:span></text:p>
      <text:p text:style-name="P1"><text:span text:style-name="T1"><text:tab/></text:span></text:p>
      <text:p text:style-name="P1"><text:span text:style-name="T1"><text:tab/>&lt;/ul&gt;</text:span></text:p>
      <text:p text:style-name="P1"><text:span text:style-name="T1"><text:tab/></text:span></text:p>
      <text:p text:style-name="P1"><text:span text:style-name="T1"><text:tab/>&lt;hr&gt;</text:span></text:p>
      <text:p text:style-name="P1"><text:span text:style-name="T1"><text:tab/></text:span></text:p>
      <text:p text:style-name="P1"><text:span text:style-name="T1"><text:tab/>&lt;jugador-detalle [jugador]="selPlayer"&gt;&lt;/jugador-detalle&gt;</text:span></text:p>
      <text:p text:style-name="P1"><text:span text:style-name="T1"><text:s text:c="2"/>`,</text:span></text:p>
      <text:p text:style-name="P1"><text:span text:style-name="T1"><text:s text:c="2"/>styles: [`</text:span></text:p>
      <text:p text:style-name="P1"><text:span text:style-name="T1"><text:tab/>.selected{}</text:span></text:p>
      <text:p text:style-name="P1"><text:span text:style-name="T1"><text:tab/>.jugadores{</text:span></text:p>
      <text:p text:style-name="P1"><text:span text:style-name="T1"><text:tab/><text:tab/>list-style-type:none;</text:span></text:p>
      <text:p text:style-name="P1"><text:span text:style-name="T1"><text:tab/><text:tab/>padding:10px;</text:span></text:p>
      <text:p text:style-name="P1"><text:span text:style-name="T1"><text:tab/>}</text:span></text:p>
      <text:p text:style-name="P1"><text:span text:style-name="T1"><text:tab/>.jugadores li{</text:span></text:p>
      <text:p text:style-name="P1"><text:span text:style-name="T1"><text:tab/><text:tab/>background-color: #EEE;</text:span></text:p>
      <text:p text:style-name="P1"><text:span text:style-name="T1"><text:tab/><text:tab/>height: 40px; </text:span></text:p>
      <text:p text:style-name="P1"><text:span text:style-name="T1"><text:tab/><text:tab/>line-height: 40px;</text:span></text:p>
      <text:p text:style-name="P1"><text:span text:style-name="T1"><text:tab/><text:tab/>border-bottom: 1px solid #DDD;</text:span></text:p>
      <text:p text:style-name="P1"><text:span text:style-name="T1"><text:tab/>}</text:span></text:p>
      <text:p text:style-name="P1"><text:span text:style-name="T1"><text:tab/>.jugadores li.selected:hover{</text:span></text:p>
      <text:p text:style-name="P1"><text:span text:style-name="T1"><text:tab/><text:tab/>background-color: #FC0;</text:span></text:p>
      <text:p text:style-name="P1"><text:soft-page-break/><text:span text:style-name="T1"><text:tab/>}</text:span></text:p>
      <text:p text:style-name="P1"><text:span text:style-name="T1"><text:tab/>.jugadores li:hover{</text:span></text:p>
      <text:p text:style-name="P1"><text:span text:style-name="T1"><text:tab/><text:tab/>background-color: #FC0;</text:span></text:p>
      <text:p text:style-name="P1"><text:span text:style-name="T1"><text:tab/>}</text:span></text:p>
      <text:p text:style-name="P1"><text:span text:style-name="T1"><text:tab/>.jugadores .text{}</text:span></text:p>
      <text:p text:style-name="P1"><text:span text:style-name="T1"><text:tab/>.jugadores .badge{</text:span></text:p>
      <text:p text:style-name="P1"><text:span text:style-name="T1"><text:tab/><text:tab/>border-radius:0;</text:span></text:p>
      <text:p text:style-name="P1"><text:span text:style-name="T1"><text:tab/><text:tab/>width:40px; height: 40px;</text:span></text:p>
      <text:p text:style-name="P1"><text:span text:style-name="T1"><text:tab/><text:tab/>line-height: 40px;</text:span></text:p>
      <text:p text:style-name="P1"><text:span text:style-name="T1"><text:tab/><text:tab/>border-bottom: 1px solid #CCC;</text:span></text:p>
      <text:p text:style-name="P1"><text:span text:style-name="T1"><text:tab/><text:tab/>padding:0;</text:span></text:p>
      <text:p text:style-name="P1"><text:span text:style-name="T1"><text:tab/><text:tab/>background-color: #666;</text:span></text:p>
      <text:p text:style-name="P1"><text:span text:style-name="T1"><text:tab/>}</text:span></text:p>
      <text:p text:style-name="P1"><text:span text:style-name="T1"><text:s text:c="2"/>`],</text:span></text:p>
      <text:p text:style-name="P1"><text:span text:style-name="T1">})</text:span></text:p>
      <text:p text:style-name="P1"><text:span text:style-name="T1"/></text:p>
      <text:p text:style-name="P1"><text:span text:style-name="T1">export class AppComponent { </text:span></text:p>
      <text:p text:style-name="P1"><text:span text:style-name="T1"><text:tab/>title = "Ranking de jugadores";</text:span></text:p>
      <text:p text:style-name="P1"><text:span text:style-name="T1"><text:tab/>name = 'mundo';</text:span></text:p>
      <text:p text:style-name="P1"><text:span text:style-name="T1"><text:tab/>jugadores = JUGADORES;<text:tab/>// La asignación es por valor</text:span></text:p>
      <text:p text:style-name="P1"><text:span text:style-name="T1"><text:tab/></text:span></text:p>
      <text:p text:style-name="P1"><text:span text:style-name="T1"><text:tab/>selPlayer: Jugador;<text:tab/><text:tab/>// el jugador seleccionado de la lista</text:span></text:p>
      <text:p text:style-name="P1"><text:span text:style-name="T1"><text:tab/></text:span></text:p>
      <text:p text:style-name="P1"><text:span text:style-name="T1"><text:tab/>/*player:Jugador={</text:span></text:p>
      <text:p text:style-name="P1"><text:span text:style-name="T1"><text:tab/><text:tab/>id: 1,</text:span></text:p>
      <text:p text:style-name="P1"><text:span text:style-name="T1"><text:tab/><text:tab/>name: "Braulio",</text:span></text:p>
      <text:p text:style-name="P1"><text:span text:style-name="T1"><text:tab/><text:tab/>presentacion: "Me presento, hale, adiós.",</text:span></text:p>
      <text:p text:style-name="P1"><text:span text:style-name="T1"><text:tab/>}*/</text:span></text:p>
      <text:p text:style-name="P1"><text:span text:style-name="T1"><text:tab/></text:span></text:p>
      <text:p text:style-name="P1"><text:span text:style-name="T1"><text:tab/>onSelect(player: Jugador): void{</text:span></text:p>
      <text:p text:style-name="P1"><text:span text:style-name="T1"><text:tab/><text:tab/>this.selPlayer = player;</text:span></text:p>
      <text:p text:style-name="P1"><text:span text:style-name="T1"><text:tab/><text:tab/>//habla(player.presentacion);</text:span></text:p>
      <text:p text:style-name="P1"><text:span text:style-name="T1"><text:tab/><text:tab/>// Esto es un truco guarro para acceder a objetos que</text:span></text:p>
      <text:p text:style-name="P1"><text:span text:style-name="T1"><text:tab/><text:tab/>// están en el espacio de nombres global (o sea, que </text:span></text:p>
      <text:p text:style-name="P1"><text:span text:style-name="T1"><text:tab/><text:tab/>// pertenecen al objeto window), porque la línea anterior</text:span></text:p>
      <text:p text:style-name="P1"><text:span text:style-name="T1"><text:tab/><text:tab/>// no funciona</text:span></text:p>
      <text:p text:style-name="P1"><text:span text:style-name="T1"><text:tab/><text:tab/>window['habla'](player.presentacion);</text:span></text:p>
      <text:p text:style-name="P1"><text:span text:style-name="T1"><text:tab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7-04-05T21:28:38.73</dc:date>
    <meta:document-statistic meta:table-count="0" meta:image-count="0" meta:object-count="0" meta:page-count="2" meta:paragraph-count="85" meta:word-count="254" meta:character-count="2377" meta:non-whitespace-character-count="2087"/>
    <meta:user-defined meta:name="Info 1"/>
    <meta:user-defined meta:name="Info 2"/>
    <meta:user-defined meta:name="Info 3"/>
    <meta:user-defined meta:name="Info 4"/>
  </office:meta>
</office:document-meta>
</file>